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Základnítext" style:family="paragraph">
      <style:paragraph-properties fo:margin-left="0.1972in" fo:text-indent="-0.1972in">
        <style:tab-stops/>
      </style:paragraph-properties>
    </style:style>
    <style:style style:name="P20" style:parent-style-name="Základnítext" style:family="paragraph">
      <style:paragraph-properties fo:margin-left="0.1972in" fo:text-indent="-0.1972in">
        <style:tab-stops/>
      </style:paragraph-properties>
    </style:style>
    <style:style style:name="P21" style:parent-style-name="Základnítext" style:family="paragraph">
      <style:paragraph-properties fo:margin-left="0.1972in" fo:text-indent="-0.1972in">
        <style:tab-stops/>
      </style:paragraph-properties>
    </style:style>
    <style:style style:name="P22" style:parent-style-name="Základnítext" style:family="paragraph">
      <style:paragraph-properties fo:margin-left="0.1972in" fo:text-indent="-0.1972in">
        <style:tab-stops/>
      </style:paragraph-properties>
    </style:style>
    <style:style style:name="T23" style:parent-style-name="pokyny" style:family="text">
      <style:text-properties style:use-window-font-color="true"/>
    </style:style>
    <style:style style:name="T24" style:parent-style-name="pokyny" style:family="text">
      <style:text-properties style:use-window-font-color="true"/>
    </style:style>
    <style:style style:name="T25" style:parent-style-name="pokyny" style:family="text">
      <style:text-properties style:use-window-font-color="true"/>
    </style:style>
    <style:style style:name="T26" style:parent-style-name="pokyny" style:family="text">
      <style:text-properties style:use-window-font-color="true"/>
    </style:style>
    <style:style style:name="P27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5/2025</text:p>
            <text:p text:style-name="Normální">KVOP-29289/2025</text:p>
            <text:p text:style-name="Normální">02. 07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S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vyřízení<text:s/>žádosti o informace</text:h>
      <text:h text:style-name="Nadpis1" text:outline-level="1">podle zákona č. 106/1999 Sb., o svobodném přístupu k informacím</text:h>
      <text:p text:style-name="Základnítext">Vážený pane S.,<text:s/></text:p>
      <text:p text:style-name="Základnítext">dne 23<text:span text:style-name="T18">. června 2025</text:span><text:s/>obdržel Veřejný ochránce práv Vaši žádost o poskytnutí informace. Žádáte o odpovědi na následující dotazy:</text:p>
      <text:list text:style-name="LFO3_1" text:continue-numbering="true">
        <text:list-item>
          <text:p text:style-name="P19">Může veřejný ochránce práv prošetřit postup Oblastního inspektorátu práce Ostrava, pokud existuje podezření, že došlo k nečinnosti nebo zakrývání závažného pracovního úrazu?</text:p>
        </text:list-item>
        <text:list-item>
          <text:p text:style-name="P20">Musím nejprve podat stížnost k nadřízenému orgánu (Státní úřad inspekce práce – SÚIP) nebo je možné obrátit se současně i na veřejného ochránce práv? Je nutné vyčkat na výsledek řízení u SUIP, nebo lze podat podnět k Vám paralelně?</text:p>
        </text:list-item>
        <text:list-item>
          <text:p text:style-name="P21">Může ombudsman zahájit šetření i v případě, že nejsem přímo rodinným příslušníkem poškozeného, ale jako občan poukazuji na<text:s/>systémové selhání orgánu veřejné správy?</text:p>
        </text:list-item>
        <text:list-item>
          <text:p text:style-name="P22">Má veřejný ochránce práv možnost získat informace, které Policie ČR nebo OIP běžně neposkytují veřejnosti, a může přimět OIP k doložení, co přesně šetřil a jaký postup byl v této věci zvolen?</text:p>
        </text:list-item>
      </text:list>
      <text:p text:style-name="Základnítext"><text:span text:style-name="Silné">Dáváme Vám tyto informa</text:span><text:span text:style-name="Silné">ce</text:span>:</text:p>
      <text:h text:style-name="Nadpis1" text:outline-level="1"><text:span text:style-name="T23">Dotaz č. 1</text:span></text:h>
      <text:p text:style-name="Základnítext">Ano, veřejný ochránce práv (ombudsman) může prošetřit postup oblastního inspektorátu práce (inspektorát práce) při provedení kontroly u zaměstnavatele ve věci týkající se pracovního úrazu.<text:s/></text:p>
      <text:p text:style-name="Základnítext">Kompetence inspektorátů práce ve věci pracovních úrazů jsou do určité míry omezené. Inspektoráty práce kontrolují příčiny a okolnosti pracovních úrazů a také to, zda v případě (pracovního) úrazu zaměstnavatel splnil všechny povinnosti, které mu ukládá zákon.<text:s/></text:p>
      <text:p text:style-name="Základnítext">Rozhodnutí o uznání (či neuznání) pracovního úrazu je plně v pravomoci zaměstnavatele. Pokud se zaměstnanec se zaměstnavatelem nedohodnou ohledně uznání pracovního úrazu, je možné tento spor řešit pouze soudní cestou.<text:s/></text:p>
      <text:soft-page-break/>
      <text:h text:style-name="Nadpis1" text:outline-level="1"><text:span text:style-name="T24">Dotaz č. 2</text:span></text:h>
      <text:p text:style-name="Základnítext">Nejdříve se musíte pokusit o nápravu sám. Je tomu tak proto, že základní<text:s/>náležitosti podnětu ombudsmanovi je doklad o tom, že dotčený úřad byl neúspěšně vyzván k nápravě.<text:span text:style-name="Značkapozn.podčarou"><text:note text:note-class="footnote" text:id="_ftn0"><text:note-citation>1</text:note-citation><text:note-body><text:p text:style-name="Textpozn.podčarou"><text:s/>Podle § 11 odst. 1 písm. c) zákona č. 349/1999 Sb., o veřejném ochránci práv a o ochránci práv dětí.</text:p></text:note-body></text:note></text:span><text:span text:style-name="Textpozn.podčarouChar"><text:s/></text:span>Pokud tedy podatel podnětu nesouhlasí s výsledkem kontroly, je třeba, aby se nejprve bránil stížností. Stížnost se podává vedoucí/mu inspektorovi/inspektorce inspektorátu práce, který kontrolu provedl. Musí jí vyřídit do 60 dnů (ode dne, kdy ji obdržel) a v téže lhůtě informovat o jejím vyřízení. Až poté je možné obrátit se na ombudsmana. Současně se lze obrátit na Státní úřad inspekce práce.<text:s/></text:p>
      <text:h text:style-name="Nadpis1" text:outline-level="1"><text:span text:style-name="T25">Dotaz č. 3</text:span></text:h>
      <text:p text:style-name="Základnítext">Na ombudsmana by se měla především obracet osoba, které se věc přímo týká<text:span text:style-name="Značkapozn.podčarou"><text:note text:note-class="footnote" text:id="_ftn1"><text:note-citation>2</text:note-citation><text:note-body><text:p text:style-name="Textpozn.podčarou"><text:s/>Podle § 12 odst. 1 zákona o veřejném ochránci práv a o ochránci práv dětí.<text:s/></text:p></text:note-body></text:note></text:span>. Pokud se na něj někdo obrací v záležitosti jiné osoby, je zapotřebí, aby doložil plnou moc. V odůvodněných případech může ochránce zahájit šetření i z vlastní iniciativy.<text:s/></text:p>
      <text:h text:style-name="Nadpis1" text:outline-level="1"><text:span text:style-name="T26">Dotaz č. 4</text:span></text:h>
      <text:p text:style-name="Základnítext">Ano, ombudsman má možnost získat informace, které inspektoráty práce ani Policie ČR běžně neposkytují veřejnosti. Může také inspektorát práce vyzvat k doložení skutečností, na které se v šetření zaměřil, jaký zvolil postup. V zásadě se může ombudsman ptát na vše, co souvisí s výkonem kontrolní činnosti inspektorátů práce. <text:s/></text:p>
      <text:p text:style-name="Základnítext">S pozdravem</text:p>
      <text:p text:style-name="P27">JUDr. Pavel Pořízek, Ph.D. v. r.</text:p>
      <text:p text:style-name="podpis">vedoucí Kanceláře veřejného ochránce práv</text:p>
      <text:p text:style-name="podpis">a ochránce práv dětí</text:p>
      <text:p text:style-name="podpis">(podepsáno elektronicky)</text:p>
      <text:p text:style-name="Příloha"/>
      <text:p text:style-name="Příloha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pokyny" style:display-name="pokyny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NZ79*</text:span></text:p>
        <text:p text:style-name="P12"><text:span text:style-name="T13">KVOPX00FNZ79</text:span>KVOPX00FNZ79</text:p>
        <text:p text:style-name="P14"/>
      </style:header>
      <style:footer>
        <text:p text:style-name="kontakt">Kancelář veřejného ochránce<text:s/>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7-28T10:16:00Z</meta:creation-date>
    <dc:date>2025-07-28T10:19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6" meta:word-count="456" meta:character-count="3145" meta:row-count="22" meta:non-whitespace-character-count="2695"/>
  </office:meta>
</office:document-meta>
</file>